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71.5pt" svg:height="658.69pt" svg:x="266.14pt" svg:y="79.06pt">
            <draw:object draw:notify-on-update-of-ranges="Sheet1.A1:Sheet1.A3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46875" calcext:value-type="float">
            <text:p>0.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3125" calcext:value-type="float">
            <text:p>0.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13:34:48.35040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7T17:02:31.404878649</meta:creation-date>
    <dc:date>2022-03-29T09:11:03.665968269</dc:date>
    <meta:editing-duration>PT21H28M46S</meta:editing-duration>
    <meta:editing-cycles>4</meta:editing-cycles>
    <meta:generator>LibreOffice/6.0.7.3$Linux_X86_64 LibreOffice_project/00m0$Build-3</meta:generator>
    <meta:document-statistic meta:table-count="1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1.329cm" svg:height="23.238cm" xlink:href=".." xlink:type="simple" chart:class="chart:line" chart:style-name="ch1">
        <chart:title svg:x="16.44cm" svg:y="0.6cm" chart:style-name="ch2">
          <text:p>AUC vs. Times Fitness Function Evluated</text:p>
        </chart:title>
        <chart:plot-area chart:style-name="ch3" table:cell-range-address="Sheet1.A1:Sheet1.A383" svg:x="1.837cm" svg:y="1.843cm" svg:width="38.666cm" svg:height="19.95cm">
          <chartooo:coordinate-region svg:x="2.564cm" svg:y="1.964cm" svg:width="37.939cm" svg:height="18.826cm"/>
          <chart:axis chart:dimension="x" chart:name="primary-x" chart:style-name="ch4">
            <chart:title svg:x="18.784cm" svg:y="22.257cm" chart:style-name="ch5">
              <text:p>Times Fitness Function Evluated</text:p>
            </chart:title>
          </chart:axis>
          <chart:axis chart:dimension="y" chart:name="primary-y" chart:style-name="ch4">
            <chart:title svg:x="0.451cm" svg:y="12.219cm" chart:style-name="ch6">
              <text:p>AUC</text:p>
            </chart:title>
            <chart:grid chart:style-name="ch7" chart:class="major"/>
          </chart:axis>
          <chart:series chart:style-name="ch8" chart:values-cell-range-address="Sheet1.A1:Sheet1.A383" chart:class="chart:line">
            <chart:data-point chart:repeated="38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3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